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ebdings" svg:font-family="Webdings"/>
  </office:font-face-decls>
  <office:automatic-styles>
    <style:style style:name="Tableau1" style:family="table">
      <style:table-properties style:width="7.597cm" table:align="left"/>
    </style:style>
    <style:style style:name="Tableau1.A" style:family="table-column">
      <style:table-column-properties style:column-width="0.395cm"/>
    </style:style>
    <style:style style:name="Tableau1.B" style:family="table-column">
      <style:table-column-properties style:column-width="2.803cm"/>
    </style:style>
    <style:style style:name="Tableau1.C" style:family="table-column">
      <style:table-column-properties style:column-width="0.199cm"/>
    </style:style>
    <style:style style:name="Tableau1.D" style:family="table-column">
      <style:table-column-properties style:column-width="0.402cm"/>
    </style:style>
    <style:style style:name="Tableau1.E" style:family="table-column">
      <style:table-column-properties style:column-width="3.798cm"/>
    </style:style>
    <style:style style:name="Tableau1.1" style:family="table-row">
      <style:table-row-properties style:min-row-height="0.298cm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4b2f48" style:font-size-asian="6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Copperplate Gothic Bold" fo:font-size="6pt" officeooo:rsid="0053b28a" officeooo:paragraph-rsid="0053b28a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Copperplate Gothic Bold" fo:font-size="6pt" officeooo:rsid="0052a928" officeooo:paragraph-rsid="0052a928" style:font-size-asian="6pt" style:font-size-complex="6pt"/>
    </style:style>
    <style:style style:name="P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6pt" officeooo:rsid="0052a928" officeooo:paragraph-rsid="0052a928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Copperplate Gothic Bold" fo:font-size="6pt" officeooo:rsid="004c0df8" officeooo:paragraph-rsid="004c0df8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6pt" officeooo:rsid="004ae5ac" officeooo:paragraph-rsid="004ae5ac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6pt" officeooo:rsid="0048aa04" officeooo:paragraph-rsid="004a69aa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style:font-name="Copperplate Gothic Bold" fo:font-size="6pt" officeooo:rsid="0048aa04" officeooo:paragraph-rsid="0048aa04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6pt" officeooo:rsid="0048aa04" officeooo:paragraph-rsid="004fd87c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6pt" officeooo:rsid="0036ddf5" officeooo:paragraph-rsid="004a69aa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4fd87c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de922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b3b7c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6pt" officeooo:rsid="002de922" officeooo:paragraph-rsid="002de922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6pt" officeooo:rsid="002d3397" officeooo:paragraph-rsid="0053b28a" style:font-name-asian="Webdings" style:font-size-asian="6pt" style:font-name-complex="Webdings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52a928" officeooo:paragraph-rsid="0052a928" style:font-name-asian="Webdings" style:font-size-asian="6pt" style:font-weight-asian="bold" style:font-name-complex="Webdings" style:font-size-complex="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48aa04" officeooo:paragraph-rsid="004b2f48" style:font-name-asian="Webdings" style:font-size-asian="6pt" style:font-weight-asian="bold" style:font-name-complex="Webdings" style:font-size-complex="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2d3397" officeooo:paragraph-rsid="004fd87c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2d3397" officeooo:paragraph-rsid="0048aa04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4b55f" officeooo:paragraph-rsid="004b2f48" style:font-name-asian="Webdings" style:font-size-asian="6pt" style:font-weight-asian="bold" style:font-name-complex="Webdings" style:font-size-complex="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5d58" officeooo:paragraph-rsid="0053b28a" style:font-name-asian="Webdings" style:font-size-asian="6pt" style:font-weight-asian="bold" style:font-name-complex="Webdings" style:font-size-complex="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48aa04" officeooo:paragraph-rsid="004b2f48" style:font-name-asian="Webdings" style:font-size-asian="6pt" style:font-weight-asian="bold" style:font-name-complex="Webdings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4002" officeooo:paragraph-rsid="003c39e3" style:font-name-asian="Webdings" style:font-size-asian="6pt" style:font-weight-asian="bold" style:font-name-complex="Webdings" style:font-size-complex="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2d3397" officeooo:paragraph-rsid="002d3397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pperplate Gothic Bol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48aa04" officeooo:paragraph-rsid="0048aa04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55c75b" style:font-name-asian="Webdings" style:font-size-asian="6pt" style:font-name-complex="Webdings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53b28a" style:font-name-asian="Webdings" style:font-size-asian="6pt" style:font-name-complex="Webdings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4b55f" style:font-name-asian="Webdings" style:font-size-asian="6pt" style:font-name-complex="Webdings" style:font-size-complex="6pt"/>
    </style:style>
    <style:style style:name="P32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3397" style:font-name-asian="Webdings" style:font-size-asian="6pt" style:font-name-complex="Webdings" style:font-size-complex="6pt"/>
    </style:style>
    <style:style style:name="P33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5d58" style:font-name-asian="Webdings" style:font-size-asian="6pt" style:font-name-complex="Webdings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48aa04" style:font-name-asian="Webdings" style:font-size-asian="6pt" style:font-name-complex="Webdings" style:font-size-complex="6pt"/>
    </style:style>
    <style:style style:name="P35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597c" style:font-name-asian="Webdings" style:font-size-asian="6pt" style:font-name-complex="Webdings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14ef1" style:font-name-asian="Webdings" style:font-size-asian="6pt" style:font-name-complex="Webdings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4b2f48" style:font-name-asian="Webdings" style:font-size-asian="6pt" style:font-name-complex="Webdings" style:font-size-complex="6pt"/>
    </style:style>
    <style:style style:name="P38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e922" style:font-name-asian="Webdings" style:font-size-asian="6pt" style:font-name-complex="Webdings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39e3" style:font-name-asian="Webdings" style:font-size-asian="6pt" style:font-name-complex="Webdings" style:font-size-complex="6pt"/>
    </style:style>
    <style:style style:name="P40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4002" style:font-name-asian="Webdings" style:font-size-asian="6pt" style:font-name-complex="Webdings" style:font-size-complex="6pt"/>
    </style:style>
    <style:style style:name="P41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2d3397" officeooo:paragraph-rsid="004fd87c" style:font-name-asian="Webdings" style:font-size-asian="6pt" style:font-weight-asian="bold" style:font-name-complex="Webdings" style:font-size-complex="6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2d3397" officeooo:paragraph-rsid="004170cf" style:font-name-asian="Webdings" style:font-size-asian="6pt" style:font-weight-asian="bold" style:font-name-complex="Webdings" style:font-size-complex="6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44af99" officeooo:paragraph-rsid="0048aa04" style:font-name-asian="Webdings" style:font-size-asian="6pt" style:font-weight-asian="bold" style:font-name-complex="Webdings" style:font-size-complex="6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69a2e" loext:opacity="100%" style:font-name="Copperplate Gothic Bold" fo:font-size="6pt" officeooo:rsid="003c39e3" officeooo:paragraph-rsid="003c39e3" style:font-name-asian="Webdings" style:font-size-asian="6pt" style:font-name-complex="Webdings" style:font-size-complex="6pt"/>
    </style:style>
    <style:style style:name="P45" style:family="paragraph" style:parent-style-name="Table_20_Contents">
      <style:paragraph-properties fo:text-align="start" style:justify-single-word="false"/>
      <style:text-properties fo:color="#069a2e" loext:opacity="100%" style:font-name="Copperplate Gothic Bold" fo:font-size="6pt" officeooo:rsid="0048aa04" officeooo:paragraph-rsid="0048aa04" style:font-size-asian="6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fo:color="#069a2e" loext:opacity="100%" style:font-name="Webdings" fo:font-size="6pt" officeooo:rsid="002d3397" officeooo:paragraph-rsid="002de922" style:font-name-asian="Webdings" style:font-size-asian="6pt" style:font-name-complex="Webdings" style:font-size-complex="6pt"/>
    </style:style>
    <style:style style:name="P47" style:family="paragraph" style:parent-style-name="Table_20_Contents">
      <style:paragraph-properties fo:text-align="start" style:justify-single-word="false"/>
      <style:text-properties fo:color="#069a2e" loext:opacity="100%" fo:font-size="6pt" officeooo:paragraph-rsid="002de922" style:font-size-asian="6pt" style:font-size-complex="6pt"/>
    </style:style>
    <style:style style:name="P48" style:family="paragraph" style:parent-style-name="Table_20_Contents">
      <style:paragraph-properties fo:text-align="start" style:justify-single-word="false"/>
      <style:text-properties fo:color="#00cc00" loext:opacity="100%" style:font-name="Copperplate Gothic Bold" fo:font-size="6pt" officeooo:rsid="002d3397" officeooo:paragraph-rsid="004ae5ac" style:font-size-asian="6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fo:color="#00cc00" loext:opacity="100%" style:font-name="Copperplate Gothic Bold" fo:font-size="6pt" officeooo:rsid="0055c75b" officeooo:paragraph-rsid="0055c75b" style:font-size-asian="6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fo:font-size="6pt" officeooo:paragraph-rsid="002b3b7c" style:font-size-asian="6pt" style:font-size-complex="6pt"/>
    </style:style>
    <style:style style:name="P5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6pt" officeooo:paragraph-rsid="00292863" style:font-size-asian="6pt" style:font-size-complex="6pt"/>
    </style:style>
    <style:style style:name="P52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Copperplate Gothic Bold" fo:font-size="6pt" officeooo:rsid="00292863" officeooo:paragraph-rsid="005a5b66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Copperplate Gothic Bold" fo:font-size="6pt" officeooo:rsid="0048aa04" officeooo:paragraph-rsid="005a5b66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Copperplate Gothic Bold" fo:font-size="6pt" officeooo:rsid="004ae5ac" officeooo:paragraph-rsid="005a5b66" style:font-size-asian="6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5a5b66" style:font-size-asian="6pt" style:font-size-complex="6pt"/>
    </style:style>
    <style:style style:name="P57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5a5b66" style:font-size-asian="6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style:font-name="Copperplate Gothic Bold" fo:font-size="6pt" officeooo:rsid="004c4e45" officeooo:paragraph-rsid="005a5b66" style:font-size-asian="6pt" style:font-size-complex="6pt"/>
    </style:style>
    <style:style style:name="T1" style:family="text">
      <style:text-properties officeooo:rsid="0058980e"/>
    </style:style>
    <style:style style:name="T2" style:family="text">
      <style:text-properties officeooo:rsid="0025d2e6"/>
    </style:style>
    <style:style style:name="T3" style:family="text">
      <style:text-properties officeooo:rsid="0055e0e5"/>
    </style:style>
    <style:style style:name="T4" style:family="text">
      <style:text-properties style:font-name="Copperplate Gothic Bold" officeooo:rsid="002de922"/>
    </style:style>
    <style:style style:name="T5" style:family="text">
      <style:text-properties style:font-name="Copperplate Gothic Bold" officeooo:rsid="0038a7cd"/>
    </style:style>
    <style:style style:name="T6" style:family="text">
      <style:text-properties style:font-name="Copperplate Gothic Bold" officeooo:rsid="002b3b7c"/>
    </style:style>
    <style:style style:name="T7" style:family="text">
      <style:text-properties style:font-name="Copperplate Gothic Bold" officeooo:rsid="00304002"/>
    </style:style>
    <style:style style:name="T8" style:family="text">
      <style:text-properties style:font-name="Copperplate Gothic Bold" officeooo:rsid="0034b55f"/>
    </style:style>
    <style:style style:name="T9" style:family="text">
      <style:text-properties style:font-name="Copperplate Gothic Bold" officeooo:rsid="0044af99"/>
    </style:style>
    <style:style style:name="T10" style:family="text">
      <style:text-properties style:font-name="Copperplate Gothic Bold" officeooo:rsid="0048aa04"/>
    </style:style>
    <style:style style:name="T11" style:family="text">
      <style:text-properties style:font-name="Copperplate Gothic Bold" officeooo:rsid="00292863"/>
    </style:style>
    <style:style style:name="T12" style:family="text">
      <style:text-properties style:font-name="Copperplate Gothic Bold" officeooo:rsid="003cb7eb"/>
    </style:style>
    <style:style style:name="T13" style:family="text">
      <style:text-properties style:font-name="Copperplate Gothic Bold" officeooo:rsid="002ffa41"/>
    </style:style>
    <style:style style:name="T14" style:family="text">
      <style:text-properties officeooo:rsid="002de922"/>
    </style:style>
    <style:style style:name="T15" style:family="text">
      <style:text-properties officeooo:rsid="00304002"/>
    </style:style>
    <style:style style:name="T16" style:family="text">
      <style:text-properties officeooo:rsid="0036ddf5"/>
    </style:style>
    <style:style style:name="T17" style:family="text">
      <style:text-properties officeooo:rsid="0038a7cd"/>
    </style:style>
    <style:style style:name="T18" style:family="text">
      <style:text-properties officeooo:rsid="003c597c"/>
    </style:style>
    <style:style style:name="T19" style:family="text">
      <style:text-properties officeooo:rsid="0044af99"/>
    </style:style>
    <style:style style:name="T20" style:family="text">
      <style:text-properties officeooo:rsid="0048aa04"/>
    </style:style>
    <style:style style:name="T21" style:family="text">
      <style:text-properties officeooo:rsid="004fd87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fd87c" style:font-weight-asian="normal" style:font-weight-complex="normal"/>
    </style:style>
    <style:style style:name="T24" style:family="text">
      <style:text-properties officeooo:rsid="0055c366"/>
    </style:style>
    <style:style style:name="T25" style:family="text">
      <style:text-properties officeooo:rsid="005a5b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11">Check liste</text:span><text:span text:style-name="T12">,</text:span><text:span text:style-name="T11"> </text:span><text:span text:style-name="T10">sac à dos IC-705</text:span><text:span text:style-name="T13">, <text:s/>…</text:span></text:p>
      <text:p text:style-name="P51"><text:span text:style-name="T13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8">Émetteur récepteur</text:p>
          </table:table-cell>
          <table:covered-table-cell/>
          <table:table-cell table:style-name="Tableau1.A1" office:value-type="string">
            <text:p text:style-name="P27"/>
          </table:table-cell>
          <table:table-cell table:style-name="Tableau1.A1" table:number-columns-spanned="2" office:value-type="string">
            <text:p text:style-name="P26">É<text:span text:style-name="T15">nergie</text:span></text:p>
          </table:table-cell>
          <table:covered-table-cell/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10">IC-705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15"><text:span text:style-name="T14">Câble</text:span><text:span text:style-name="T16">s</text:span> alim<text:span text:style-name="T14">entation</text:span></text:p>
          </table:table-cell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45">Portatif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6"></text:p>
          </table:table-cell>
          <table:table-cell table:style-name="Tableau1.A1" office:value-type="string">
            <text:p text:style-name="P47"><text:span text:style-name="T4">Source</text:span><text:span text:style-name="T5">s</text:span><text:span text:style-name="T4"> énergie </text:span><text:span text:style-name="T5">(Secteur)</text:span></text:p>
          </table:table-cell>
        </table:table-row>
        <table:table-row>
          <table:table-cell table:style-name="Tableau1.A1" table:number-columns-spanned="2" office:value-type="string">
            <text:p text:style-name="P28">Acc<text:span text:style-name="T3">es</text:span>soires IC-705</text:p>
          </table:table-cell>
          <table:covered-table-cell/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16">Source<text:span text:style-name="T17">s</text:span> énergie <text:span text:style-name="T17">(Batterie)</text:span></text:p>
          </table:table-cell>
        </table:table-row>
        <table:table-row>
          <table:table-cell table:style-name="Tableau1.A1" office:value-type="string">
            <text:p text:style-name="P40"></text:p>
          </table:table-cell>
          <table:table-cell table:style-name="Tableau1.A1" office:value-type="string">
            <text:p text:style-name="P10">Micro 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39"></text:p>
          </table:table-cell>
          <table:table-cell table:style-name="Tableau1.A1" office:value-type="string">
            <text:p text:style-name="P44">Chargeur (secteur, solaire)</text:p>
          </table:table-cell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11"><text:span text:style-name="T14">Câble</text:span> USB</text:p>
          </table:table-cell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25">Antenne<text:span text:style-name="T19">(S) </text:span><text:span text:style-name="T20">et fixation(s)</text:span></text:p>
          </table:table-cell>
          <table:covered-table-cell/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55"><text:span text:style-name="T14">Câble</text:span> alimentation </text:p>
            <text:p text:style-name="P55">(raccord power-pole) </text:p>
            <text:p text:style-name="P55">(dans boite divers)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57">Antenne <text:span text:style-name="T25">HF</text:span></text:p>
            <text:p text:style-name="P57"><text:span text:style-name="T25">(</text:span><text:span text:style-name="T20">Komunica, support, coaxial</text:span><text:span text:style-name="T15">)</text:span></text:p>
          </table:table-cell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56">Boite d’accord </text:p>
            <text:p text:style-name="P56">(et cordon)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57">Antenne <text:span text:style-name="T25">HF</text:span></text:p>
            <text:p text:style-name="P57"><text:span text:style-name="T15">(</text:span><text:span text:style-name="T20">Dipôle multibandes (TK1CX))</text:span></text:p>
          </table:table-cell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48">Casque d’écoute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50"><text:span text:style-name="T6"><text:s/></text:span><text:span text:style-name="T9">A</text:span><text:span text:style-name="T6">ntenne </text:span><text:span text:style-name="T7">(</text:span><text:span text:style-name="T10">HF – Endfed ELK)</text:span><text:span text:style-name="T8">) </text:span></text:p>
          </table:table-cell>
        </table:table-row>
        <table:table-row>
          <table:table-cell table:style-name="Tableau1.A1" table:number-columns-spanned="2" office:value-type="string">
            <text:p text:style-name="P24">Boite - divers</text:p>
          </table:table-cell>
          <table:covered-table-cell/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10">Antenne (VHF - <text:span text:style-name="T21">coaxial</text:span>)</text:p>
          </table:table-cell>
        </table:table-row>
        <table:table-row>
          <table:table-cell table:style-name="Tableau1.A1" office:value-type="string">
            <text:p text:style-name="P42"></text:p>
          </table:table-cell>
          <table:table-cell table:style-name="Tableau1.A1" office:value-type="string">
            <text:p text:style-name="P53">Raccords antenne </text:p>
            <text:p text:style-name="P53">en tous genre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14"><text:span text:style-name="T14">câble</text:span><text:span text:style-name="T20">s</text:span> coaxia<text:span text:style-name="T20">ux</text:span> </text:p>
          </table:table-cell>
        </table:table-row>
        <table:table-row>
          <table:table-cell table:style-name="Tableau1.A1" office:value-type="string">
            <text:p text:style-name="P34"></text:p>
          </table:table-cell>
          <table:table-cell table:style-name="Tableau1.A1" office:value-type="string">
            <text:p text:style-name="P54">Crochet(s) métallique </text:p>
            <text:p text:style-name="P54">(<text:span text:style-name="T21">forme de </text:span>S<text:span text:style-name="T21">)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10">Canne a pèche (support)</text:p>
          </table:table-cell>
        </table:table-row>
        <table:table-row>
          <table:table-cell table:style-name="Tableau1.A1" office:value-type="string">
            <text:p text:style-name="P37"></text:p>
          </table:table-cell>
          <table:table-cell table:style-name="Tableau1.A1" office:value-type="string">
            <text:p text:style-name="P19">Crayons papier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13">Support d’antenne </text:p>
          </table:table-cell>
        </table:table-row>
        <table:table-row>
          <table:table-cell table:style-name="Tableau1.A1" office:value-type="string">
            <text:p text:style-name="P34"></text:p>
          </table:table-cell>
          <table:table-cell table:style-name="Tableau1.A1" office:value-type="string">
            <text:p text:style-name="P12">Divers fusibl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5"></text:p>
          </table:table-cell>
          <table:table-cell table:style-name="Tableau1.A1" office:value-type="string">
            <text:p text:style-name="P21">Haubans/<text:span text:style-name="T19">Cordelettes</text:span></text:p>
          </table:table-cell>
        </table:table-row>
        <table:table-row>
          <table:table-cell table:style-name="Tableau1.A1" office:value-type="string">
            <text:p text:style-name="P34"></text:p>
          </table:table-cell>
          <table:table-cell table:style-name="Tableau1.A1" office:value-type="string">
            <text:p text:style-name="P54">Longueur coaxial </text:p>
            <text:p text:style-name="P54">(<text:span text:style-name="T22">très petit diamètres</text:span><text:span text:style-name="T23">)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3"></text:p>
          </table:table-cell>
          <table:table-cell table:style-name="Tableau1.A1" office:value-type="string">
            <text:p text:style-name="P20">Sardine<text:span text:style-name="T16">s</text:span> de fixation / <text:span text:style-name="T18">maillet</text:span></text:p>
          </table:table-cell>
        </table:table-row>
        <table:table-row>
          <table:table-cell table:style-name="Tableau1.A1" office:value-type="string">
            <text:p text:style-name="P34"></text:p>
          </table:table-cell>
          <table:table-cell table:style-name="Tableau1.A1" office:value-type="string">
            <text:p text:style-name="P9">Petits tendeurs (sandow)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58">Piquet de terre </text:p>
            <text:p text:style-name="P58">+ <text:span text:style-name="T14">Câble</text:span> liaison</text:p>
          </table:table-cell>
        </table:table-row>
        <table:table-row>
          <table:table-cell table:style-name="Tableau1.A1" office:value-type="string">
            <text:p text:style-name="P34"></text:p>
          </table:table-cell>
          <table:table-cell table:style-name="Tableau1.A1" office:value-type="string">
            <text:p text:style-name="P8">Outil multi-fonction</text:p>
          </table:table-cell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23">Matériel dépannage</text:p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22">Papier<text:span text:style-name="T17">s</text:span></text:p>
          </table:table-cell>
          <table:covered-table-cell/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1"></text:p>
          </table:table-cell>
          <table:table-cell table:style-name="Tableau1.A1" office:value-type="string">
            <text:p text:style-name="P18">Analyseur d’antenne/<text:span text:style-name="T16">ROS mètre</text:span></text:p>
          </table:table-cell>
        </table:table-row>
        <table:table-row>
          <table:table-cell table:style-name="Tableau1.A1" office:value-type="string">
            <text:p text:style-name="P34"></text:p>
          </table:table-cell>
          <table:table-cell table:style-name="Tableau1.A1" office:value-type="string">
            <text:p text:style-name="P2">Papier identité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3"></text:p>
          </table:table-cell>
          <table:table-cell table:style-name="Tableau1.A1" office:value-type="string">
            <text:p text:style-name="P7">Rouleau chatterton / scratch</text:p>
          </table:table-cell>
        </table:table-row>
        <table:table-row>
          <table:table-cell table:style-name="Tableau1.A1" office:value-type="string">
            <text:p text:style-name="P32"></text:p>
          </table:table-cell>
          <table:table-cell table:style-name="Tableau1.A1" office:value-type="string">
            <text:p text:style-name="P2">Licence RA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5">Fer à souder <text:span text:style-name="T24">rechargeable</text:span> + éteint)</text:p>
          </table:table-cell>
        </table:table-row>
        <table:table-row>
          <table:table-cell table:style-name="Tableau1.A1" office:value-type="string">
            <text:p text:style-name="P31"></text:p>
          </table:table-cell>
          <table:table-cell table:style-name="Tableau1.A1" office:value-type="string">
            <text:p text:style-name="P2">Carnet de trafic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0"></text:p>
          </table:table-cell>
          <table:table-cell table:style-name="Tableau1.A1" office:value-type="string">
            <text:p text:style-name="P3">Charge 50 Ohms non rayonnante</text:p>
          </table:table-cell>
        </table:table-row>
        <table:table-row>
          <table:table-cell table:style-name="Tableau1.A1" office:value-type="string">
            <text:p text:style-name="P29"></text:p>
          </table:table-cell>
          <table:table-cell table:style-name="Tableau1.A1" office:value-type="string">
            <text:p text:style-name="P49">Carto papier <text:s/>+ <text:soft-page-break/>Boussole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ebdings" svg:font-family="Web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58980e"/>
    </style:style>
    <style:style style:name="MT2" style:family="text">
      <style:text-properties officeooo:rsid="005a5b66"/>
    </style:style>
    <style:style style:name="MT3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1.<text:span text:style-name="MT1">2.0</text:span></text:p>
        <text:p text:style-name="MP2">Version 1.0<text:span text:style-name="MT2">2</text:span><text:span text:style-name="MT3"> page </text:span><text:span text:style-name="MT3"><text:page-number text:select-page="current">2</text:page-number></text:span><text:span text:style-name="MT3">/</text:span><text:span text:style-name="MT3"><text:page-count>2</text:page-count></text:span><text:tab/><text:file-name text:display="name">Check_liste_sac_à_dos_IC-705</text:file-name><text:tab/><text:date style:data-style-name="N37" text:date-value="2024-05-13T14:15:31.438000244">13/05/24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4-05-13T14:15:30.364000000</dc:date>
    <meta:editing-duration>P2DT6H38M34S</meta:editing-duration>
    <meta:editing-cycles>40</meta:editing-cycles>
    <meta:generator>LibreOffice/24.2.0.3$Windows_X86_64 LibreOffice_project/da48488a73ddd66ea24cf16bbc4f7b9c08e9bea1</meta:generator>
    <meta:print-date>2022-08-09T15:20:50.011000000</meta:print-date>
    <meta:document-statistic meta:table-count="1" meta:image-count="0" meta:object-count="0" meta:page-count="2" meta:paragraph-count="91" meta:word-count="186" meta:character-count="1110" meta:non-whitespace-character-count="1000"/>
  </office:meta>
</office:document-meta>
</file>